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4.Design+UC5.Design</text:p>
          </table:table-cell>
          <table:table-cell table:number-columns-repeated="1018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5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4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5.5">
            <text:p>5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4">
            <text:p>4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3-21T17:47:16</dc:date>
    <dc:creator>Pratibind jha</dc:creator>
    <meta:editing-duration>PT8M53S</meta:editing-duration>
    <meta:editing-cycles>27</meta:editing-cycles>
    <meta:generator>LibreOffice/3.5$Linux_x86 LibreOffice_project/350m1$Build-2</meta:generator>
    <meta:document-statistic meta:table-count="3" meta:cell-count="224" meta:object-count="0"/>
  </office:meta>
</office:document-meta>
</file>